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active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 Miton, Claidière et Mercier, 2015).</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dans des problèmes expérimentaux concrets, puis de proposer une alternative plus à même de résoudre ces questions. Commençons par détailler les critiques qu'Ingold fait à l'épidémiologie des représentations; celles-ci s'appliquent également à la mémétique, et on verra dans la partie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essentiellement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d'Ingold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lle-même est problématique.</text:p>
      <text:p text:style-name="Text_20_body">Examinons le détail de la critique (1). Les critiques (2) et (3) seront discutées dans la partie .</text:p>
      <text:h text:style-name="Heading_20_3" text:outline-level="3">Strate biologique</text:h>
      <text:p text:style-name="First_20_paragraph">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représentations peut proposer une évolution <text:span text:style-name="T14">culturelle</text:span> parallèle à l'évolution <text:span text:style-name="T15">biologique</text:span>.</text:p>
      <text:p text:style-name="Text_20_body">Au niveau biologique, si les gènes sont une partie indispensable du processus de synthèse des protéines, c'est précisément parce que la machinerie cellulaire dont ils font partie fonctionne de cette façon : au lieu de considérer que la cellule sait <text:span text:style-name="T16">lire</text:span><text:span text:style-name="T17"> </text:span><text:span text:style-name="T18">l'information</text:span><text:span text:style-name="T19"> </text:span><text:span text:style-name="T20">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 cet organisme n'est plus le même (pour plus de détails sur ces phénomènes voir par exemple Gould, 1977 ; on pourra aussi s'intéresser à l'exemple de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compte de l'évolution. Ce qui serait l'acquis est la façon dont l'organisme se développe, .</text:p>
      <text:h text:style-name="Heading_20_3" text:outline-level="3">Strate cognitive</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1" text:note-class="footnote"><text:note-citation>2</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Strate culturelle</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21">coévolution</text:span><text:span text:style-name="T22"> </text:span><text:span text:style-name="T23">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h text:style-name="Heading_20_2" text:outline-level="2">Trois niveaux de critique</text:h>
      <text:p text:style-name="First_20_paragraph">La ligne d'Ingold rapportée ici s'appuie sur l'anthropologie du corps de Mauss (1979), l'approche écologique de la psychologie de Gibson (2014), l'écologie de l'esprit de Bateson (1972), et bien sûr sur le savoir pratique de Bourdieu (1980). <text:note text:id="ftn2" text:note-class="footnote"><text:note-citation>3</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24">mème</text:span><text:span text:style-name="T25"> </text:span><text:span text:style-name="T26">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1">On est tous le beau et le moche de quelqu'un</text:p>
        </text:list-item>
      </text:list>
      <text:p text:style-name="First_20_paragraph">Cet énoncé paraît neutre <text:span text:style-name="T27">a</text:span><text:span text:style-name="T28"> </text:span><text:span text:style-name="T29">priori</text:span>, et est suffisamment classique et consensuel pour être aimé<text:note text:id="ftn3" text:note-class="footnote"><text:note-citation>4</text:note-citation><text:note-body><text:p text:style-name="Footnote">C'est-à-dire marqué comme « favori ».</text:p></text:note-body></text:note>, repris et publié à nouveau régulièrement<text:note text:id="ftn4" text:note-class="footnote"><text:note-citation>5</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30">sens</text:span> de l'échange. Une réponse au message initial est d'abord faite sur le ton de l'humour :</text:p>
      <text:list text:style-name="L2">
        <text:list-item>
          <text:p text:style-name="P2">mais être moche c'est quand même la base ahah</text:p>
        </text:list-item>
      </text:list>
      <text:p text:style-name="First_20_paragraph">Puis deux échanges plus tard la conversation se termine :</text:p>
      <text:list text:style-name="L3">
        <text:list-item>
          <text:p text:style-name="P3">[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31">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4">l'étude de la diffusion sans mutation des représentations ,</text:p>
        </text:list-item>
        <text:list-item>
          <text:p text:style-name="P4">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32">et</text:span><text:span text:style-name="T33"> </text:span><text:span text:style-name="T34">al.</text:span>, 2014), voit se développer un courant s'intéressant à la « contagion complexe », c'est-à-dire l'étude de systèmes dont le processus de base n'est plus la transmission d'un objet atomique (un hashtag, une vidéo, une URL), mais la <text:span text:style-name="T35">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36">et</text:span><text:span text:style-name="T37"> </text:span><text:span text:style-name="T38">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1" text:outline-level="1">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39">qualitatif</text:span> et de <text:span text:style-name="T40">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41">arXiv</text:span><text:span text:style-name="T42">:</text:span><text:span text:style-name="T43">1402</text:span><text:span text:style-name="T44">.</text:span><text:span text:style-name="T45">6792</text:span><text:span text:style-name="T46"> </text:span><text:span text:style-name="T47">[</text:span><text:span text:style-name="T48">physics</text:span><text:span text:style-name="T49">]</text:span>. <text:a xlink:type="simple" xlink:href="http://arxiv.org/abs/1402.6792" office:name=""><text:span text:style-name="Definition">http://arxiv.org/abs/1402.6792</text:span></text:a> (21 février 2016).</text:p>
      <text:p text:style-name="Text_20_body">Aunger, Robert. 2000. <text:span text:style-name="T50">Darwinizing</text:span><text:span text:style-name="T51"> </text:span><text:span text:style-name="T52">culture:</text:span><text:span text:style-name="T53"> </text:span><text:span text:style-name="T54">the</text:span><text:span text:style-name="T55"> </text:span><text:span text:style-name="T56">status</text:span><text:span text:style-name="T57"> </text:span><text:span text:style-name="T58">of</text:span><text:span text:style-name="T59"> </text:span><text:span text:style-name="T60">memetics</text:span><text:span text:style-name="T61"> </text:span><text:span text:style-name="T62">as</text:span><text:span text:style-name="T63"> </text:span><text:span text:style-name="T64">a</text:span><text:span text:style-name="T65"> </text:span><text:span text:style-name="T66">science</text:span>. Oxford; New York: Oxford University Press.</text:p>
      <text:p text:style-name="Text_20_body">Bateson, Gregory. 1972. <text:span text:style-name="T67">Steps</text:span><text:span text:style-name="T68"> </text:span><text:span text:style-name="T69">to</text:span><text:span text:style-name="T70"> </text:span><text:span text:style-name="T71">an</text:span><text:span text:style-name="T72"> </text:span><text:span text:style-name="T73">Ecology</text:span><text:span text:style-name="T74"> </text:span><text:span text:style-name="T75">of</text:span><text:span text:style-name="T76"> </text:span><text:span text:style-name="T77">Mind</text:span><text:span text:style-name="T78">:</text:span><text:span text:style-name="T79"> </text:span><text:span text:style-name="T80">Collected</text:span><text:span text:style-name="T81"> </text:span><text:span text:style-name="T82">Essays</text:span><text:span text:style-name="T83"> </text:span><text:span text:style-name="T84">in</text:span><text:span text:style-name="T85"> </text:span><text:span text:style-name="T86">Anthropology</text:span><text:span text:style-name="T87">,</text:span><text:span text:style-name="T88"> </text:span><text:span text:style-name="T89">Psychiatry</text:span><text:span text:style-name="T90">,</text:span><text:span text:style-name="T91"> </text:span><text:span text:style-name="T92">Evolution</text:span><text:span text:style-name="T93">,</text:span><text:span text:style-name="T94"> </text:span><text:span text:style-name="T95">and</text:span><text:span text:style-name="T96"> </text:span><text:span text:style-name="T97">Epistemology</text:span>. University of Chicago Press.</text:p>
      <text:p text:style-name="Text_20_body">Becker, Howard S. 1996. The epistemology of qualitative research. In R. Jessor, A. Colby et R. A. Shweder (éd.), <text:span text:style-name="T98">Ethnography</text:span><text:span text:style-name="T99"> </text:span><text:span text:style-name="T100">and</text:span><text:span text:style-name="T101"> </text:span><text:span text:style-name="T102">human</text:span><text:span text:style-name="T103"> </text:span><text:span text:style-name="T104">development:</text:span><text:span text:style-name="T105"> </text:span><text:span text:style-name="T106">Context</text:span><text:span text:style-name="T107"> </text:span><text:span text:style-name="T108">and</text:span><text:span text:style-name="T109"> </text:span><text:span text:style-name="T110">meaning</text:span><text:span text:style-name="T111"> </text:span><text:span text:style-name="T112">in</text:span><text:span text:style-name="T113"> </text:span><text:span text:style-name="T114">social</text:span><text:span text:style-name="T115"> </text:span><text:span text:style-name="T116">inquiry</text:span>, 53‑71. (The John D. and Catherine T. MacArthur Foundation series on mental health and development.). Chicago, IL, US: University of Chicago Press.</text:p>
      <text:p text:style-name="Text_20_body">Bourdieu, Pierre. 1980. <text:span text:style-name="T117">Le</text:span><text:span text:style-name="T118"> </text:span><text:span text:style-name="T119">sens</text:span><text:span text:style-name="T120"> </text:span><text:span text:style-name="T121">pratique</text:span>. Paris: Editions de Minuit.</text:p>
      <text:p text:style-name="Text_20_body">Boyd, Robert et Peter J Richerson. 1985. <text:span text:style-name="T122">Culture</text:span><text:span text:style-name="T123"> </text:span><text:span text:style-name="T124">and</text:span><text:span text:style-name="T125"> </text:span><text:span text:style-name="T126">the</text:span><text:span text:style-name="T127"> </text:span><text:span text:style-name="T128">evolutionary</text:span><text:span text:style-name="T129"> </text:span><text:span text:style-name="T130">process</text:span>. Chicago: University of Chicago Press.</text:p>
      <text:p text:style-name="Text_20_body">Chomsky, Noam. 2005. <text:span text:style-name="T131">Rules</text:span><text:span text:style-name="T132"> </text:span><text:span text:style-name="T133">and</text:span><text:span text:style-name="T134"> </text:span><text:span text:style-name="T135">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36">Explaining</text:span><text:span text:style-name="T137"> </text:span><text:span text:style-name="T138">Language</text:span><text:span text:style-name="T139"> </text:span><text:span text:style-name="T140">Change</text:span><text:span text:style-name="T141">:</text:span><text:span text:style-name="T142"> </text:span><text:span text:style-name="T143">An</text:span><text:span text:style-name="T144"> </text:span><text:span text:style-name="T145">Evolutionary</text:span><text:span text:style-name="T146"> </text:span><text:span text:style-name="T147">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48">arXiv</text:span><text:span text:style-name="T149">:</text:span><text:span text:style-name="T150">1112</text:span><text:span text:style-name="T151">.</text:span><text:span text:style-name="T152">3670</text:span><text:span text:style-name="T153"> </text:span><text:span text:style-name="T154">[</text:span><text:span text:style-name="T155">physics</text:span><text:span text:style-name="T156">]</text:span>. <text:a xlink:type="simple" xlink:href="http://arxiv.org/abs/1112.3670" office:name=""><text:span text:style-name="Definition">http://arxiv.org/abs/1112.3670</text:span></text:a> (20 novembre 2013).</text:p>
      <text:p text:style-name="Text_20_body">Darwin, Charles. 1981. <text:span text:style-name="T157">The</text:span><text:span text:style-name="T158"> </text:span><text:span text:style-name="T159">Descent</text:span><text:span text:style-name="T160"> </text:span><text:span text:style-name="T161">of</text:span><text:span text:style-name="T162"> </text:span><text:span text:style-name="T163">Man</text:span><text:span text:style-name="T164">,</text:span><text:span text:style-name="T165"> </text:span><text:span text:style-name="T166">and</text:span><text:span text:style-name="T167"> </text:span><text:span text:style-name="T168">Selection</text:span><text:span text:style-name="T169"> </text:span><text:span text:style-name="T170">in</text:span><text:span text:style-name="T171"> </text:span><text:span text:style-name="T172">Relation</text:span><text:span text:style-name="T173"> </text:span><text:span text:style-name="T174">to</text:span><text:span text:style-name="T175"> </text:span><text:span text:style-name="T176">Sex</text:span>. Princeton, N.J.: Princeton University Press.</text:p>
      <text:p text:style-name="Text_20_body">Dawkins, Richard. 2006. <text:span text:style-name="T177">The</text:span><text:span text:style-name="T178"> </text:span><text:span text:style-name="T179">selfish</text:span><text:span text:style-name="T180"> </text:span><text:span text:style-name="T181">gene</text:span>. Oxford; New York: Oxford University Press.</text:p>
      <text:p text:style-name="Text_20_body">Fisher, Ronald A et J. H Bennett. 1999. <text:span text:style-name="T182">The</text:span><text:span text:style-name="T183"> </text:span><text:span text:style-name="T184">genetical</text:span><text:span text:style-name="T185"> </text:span><text:span text:style-name="T186">theory</text:span><text:span text:style-name="T187"> </text:span><text:span text:style-name="T188">of</text:span><text:span text:style-name="T189"> </text:span><text:span text:style-name="T190">natural</text:span><text:span text:style-name="T191"> </text:span><text:span text:style-name="T192">selection:</text:span><text:span text:style-name="T193"> </text:span><text:span text:style-name="T194">a</text:span><text:span text:style-name="T195"> </text:span><text:span text:style-name="T196">complete</text:span><text:span text:style-name="T197"> </text:span><text:span text:style-name="T198">variorum</text:span><text:span text:style-name="T199"> </text:span><text:span text:style-name="T200">edition</text:span>. Oxford: Oxford University Press.</text:p>
      <text:p text:style-name="Text_20_body">Fodor, Jerry A. 1983. <text:span text:style-name="T201">The</text:span><text:span text:style-name="T202"> </text:span><text:span text:style-name="T203">modularity</text:span><text:span text:style-name="T204"> </text:span><text:span text:style-name="T205">of</text:span><text:span text:style-name="T206"> </text:span><text:span text:style-name="T207">mind:</text:span><text:span text:style-name="T208"> </text:span><text:span text:style-name="T209">an</text:span><text:span text:style-name="T210"> </text:span><text:span text:style-name="T211">essay</text:span><text:span text:style-name="T212"> </text:span><text:span text:style-name="T213">on</text:span><text:span text:style-name="T214"> </text:span><text:span text:style-name="T215">faculty</text:span><text:span text:style-name="T216"> </text:span><text:span text:style-name="T217">psychology</text:span>. Cambridge, Mass.: MIT Press.</text:p>
      <text:p text:style-name="Text_20_body">Gibson, James J. 2014. <text:span text:style-name="T218">The</text:span><text:span text:style-name="T219"> </text:span><text:span text:style-name="T220">Ecological</text:span><text:span text:style-name="T221"> </text:span><text:span text:style-name="T222">Approach</text:span><text:span text:style-name="T223"> </text:span><text:span text:style-name="T224">to</text:span><text:span text:style-name="T225"> </text:span><text:span text:style-name="T226">Visual</text:span><text:span text:style-name="T227"> </text:span><text:span text:style-name="T228">Perception</text:span><text:span text:style-name="T229">:</text:span><text:span text:style-name="T230"> </text:span><text:span text:style-name="T231">Classic</text:span><text:span text:style-name="T232"> </text:span><text:span text:style-name="T233">Edition</text:span>. Psychology Press.</text:p>
      <text:p text:style-name="Text_20_body">Gould, Stephen Jay. 1977. <text:span text:style-name="T234">Ontogeny</text:span><text:span text:style-name="T235"> </text:span><text:span text:style-name="T236">and</text:span><text:span text:style-name="T237"> </text:span><text:span text:style-name="T238">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39">Social</text:span><text:span text:style-name="T240"> </text:span><text:span text:style-name="T241">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42">Anthropology</text:span><text:span text:style-name="T243"> </text:span><text:span text:style-name="T244">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45">Cambridge</text:span><text:span text:style-name="T246"> </text:span><text:span text:style-name="T247">University</text:span><text:span text:style-name="T248"> </text:span><text:span text:style-name="T249">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Kroeber, A. L. 1952. <text:span text:style-name="T250">The</text:span><text:span text:style-name="T251"> </text:span><text:span text:style-name="T252">nature</text:span><text:span text:style-name="T253"> </text:span><text:span text:style-name="T254">of</text:span><text:span text:style-name="T255"> </text:span><text:span text:style-name="T256">culture.</text:span> Chicago: University of Chicago Press.</text:p>
      <text:p text:style-name="Text_20_body">Lauf, Aurelien, Mathieu Valette et Leila Khouas. 2013. Analyzing Variation Patterns In Quotes Over Time. <text:span text:style-name="T257">Research</text:span><text:span text:style-name="T258"> </text:span><text:span text:style-name="T259">in</text:span><text:span text:style-name="T260"> </text:span><text:span text:style-name="T261">Computing</text:span><text:span text:style-name="T262"> </text:span><text:span text:style-name="T263">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264">Proceedings</text:span><text:span text:style-name="T265"> </text:span><text:span text:style-name="T266">of</text:span><text:span text:style-name="T267"> </text:span><text:span text:style-name="T268">the</text:span><text:span text:style-name="T269"> </text:span><text:span text:style-name="T270">15th</text:span><text:span text:style-name="T271"> </text:span><text:span text:style-name="T272">ACM</text:span><text:span text:style-name="T273"> </text:span><text:span text:style-name="T274">SIGKDD</text:span><text:span text:style-name="T275"> </text:span><text:span text:style-name="T276">International</text:span><text:span text:style-name="T277"> </text:span><text:span text:style-name="T278">Conference</text:span><text:span text:style-name="T279"> </text:span><text:span text:style-name="T280">on</text:span><text:span text:style-name="T281"> </text:span><text:span text:style-name="T282">Knowledge</text:span><text:span text:style-name="T283"> </text:span><text:span text:style-name="T284">Discovery</text:span><text:span text:style-name="T285"> </text:span><text:span text:style-name="T286">and</text:span><text:span text:style-name="T287"> </text:span><text:span text:style-name="T288">Data</text:span><text:span text:style-name="T289"> </text:span><text:span text:style-name="T290">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Maingueneau, Dominique. 2004. La situation d’énonciation, entre langue et discours. In, <text:span text:style-name="T291">Dix</text:span><text:span text:style-name="T292"> </text:span><text:span text:style-name="T293">ans</text:span><text:span text:style-name="T294"> </text:span><text:span text:style-name="T295">de</text:span><text:span text:style-name="T296"> </text:span><text:span text:style-name="T297">S</text:span><text:span text:style-name="T298">.</text:span><text:span text:style-name="T299">D</text:span><text:span text:style-name="T300">.</text:span><text:span text:style-name="T301">U</text:span><text:span text:style-name="T302">.</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303">Sociology</text:span><text:span text:style-name="T304"> </text:span><text:span text:style-name="T305">and</text:span><text:span text:style-name="T306"> </text:span><text:span text:style-name="T307">psychology:</text:span><text:span text:style-name="T308"> </text:span><text:span text:style-name="T309">Essays</text:span><text:span text:style-name="T310">.</text:span><text:span text:style-name="T311"> </text:span><text:span text:style-name="T312">Transl</text:span><text:span text:style-name="T313">.</text:span><text:span text:style-name="T314"> </text:span><text:span text:style-name="T315">by</text:span><text:span text:style-name="T316"> </text:span><text:span text:style-name="T317">Ben</text:span><text:span text:style-name="T318"> </text:span><text:span text:style-name="T319">Brewster</text:span><text:span text:style-name="T320">.</text:span> London: Routledge &amp; Kegan Paul.</text:p>
      <text:p text:style-name="Text_20_body">Mesoudi, Alex. 2011. <text:span text:style-name="T321">Cultural</text:span><text:span text:style-name="T322"> </text:span><text:span text:style-name="T323">Evolution</text:span><text:span text:style-name="T324">:</text:span><text:span text:style-name="T325"> </text:span><text:span text:style-name="T326">How</text:span><text:span text:style-name="T327"> </text:span><text:span text:style-name="T328">Darwinian</text:span><text:span text:style-name="T329"> </text:span><text:span text:style-name="T330">Theory</text:span><text:span text:style-name="T331"> </text:span><text:span text:style-name="T332">Can</text:span><text:span text:style-name="T333"> </text:span><text:span text:style-name="T334">Explain</text:span><text:span text:style-name="T335"> </text:span><text:span text:style-name="T336">Human</text:span><text:span text:style-name="T337"> </text:span><text:span text:style-name="T338">Culture</text:span><text:span text:style-name="T339"> </text:span><text:span text:style-name="T340">and</text:span><text:span text:style-name="T341"> </text:span><text:span text:style-name="T342">Synthesize</text:span><text:span text:style-name="T343"> </text:span><text:span text:style-name="T344">the</text:span><text:span text:style-name="T345"> </text:span><text:span text:style-name="T346">Social</text:span><text:span text:style-name="T347"> </text:span><text:span text:style-name="T348">Sciences</text:span>. University of Chicago Press.</text:p>
      <text:p text:style-name="Text_20_body">Mesoudi, Alex, Andrew Whiten et Kevin N. Laland. 2006. Towards a unified science of cultural evolution. <text:span text:style-name="T349">Behavioral</text:span><text:span text:style-name="T350"> </text:span><text:span text:style-name="T351">and</text:span><text:span text:style-name="T352"> </text:span><text:span text:style-name="T353">Brain</text:span><text:span text:style-name="T354"> </text:span><text:span text:style-name="T355">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356">Evolution</text:span><text:span text:style-name="T357"> </text:span><text:span text:style-name="T358">and</text:span><text:span text:style-name="T359"> </text:span><text:span text:style-name="T360">Human</text:span><text:span text:style-name="T361"> </text:span><text:span text:style-name="T362">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363">Proceedings</text:span><text:span text:style-name="T364"> </text:span><text:span text:style-name="T365">of</text:span><text:span text:style-name="T366"> </text:span><text:span text:style-name="T367">the</text:span><text:span text:style-name="T368"> </text:span><text:span text:style-name="T369">National</text:span><text:span text:style-name="T370"> </text:span><text:span text:style-name="T371">Academy</text:span><text:span text:style-name="T372"> </text:span><text:span text:style-name="T373">of</text:span><text:span text:style-name="T374"> </text:span><text:span text:style-name="T375">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O’Regan, J. Kevin et Alva Noë. 2001. A sensorimotor account of vision and visual consciousness. <text:span text:style-name="T376">Behavioral</text:span><text:span text:style-name="T377"> </text:span><text:span text:style-name="T378">and</text:span><text:span text:style-name="T379"> </text:span><text:span text:style-name="T380">Brain</text:span><text:span text:style-name="T381"> </text:span><text:span text:style-name="T382">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383">Cycles</text:span><text:span text:style-name="T384"> </text:span><text:span text:style-name="T385">of</text:span><text:span text:style-name="T386"> </text:span><text:span text:style-name="T387">contingency:</text:span><text:span text:style-name="T388"> </text:span><text:span text:style-name="T389">developmental</text:span><text:span text:style-name="T390"> </text:span><text:span text:style-name="T391">systems</text:span><text:span text:style-name="T392"> </text:span><text:span text:style-name="T393">and</text:span><text:span text:style-name="T394"> </text:span><text:span text:style-name="T395">evolution</text:span>. Cambridge, Mass.: MIT Press.</text:p>
      <text:p text:style-name="Text_20_body">Prum, Richard O. et Alan H. Brush. 2014. Which Came First, the Feather or the Bird? <text:span text:style-name="T396">Scientific</text:span><text:span text:style-name="T397"> </text:span><text:span text:style-name="T398">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399">Fifth</text:span><text:span text:style-name="T400"> </text:span><text:span text:style-name="T401">International</text:span><text:span text:style-name="T402"> </text:span><text:span text:style-name="T403">AAAI</text:span><text:span text:style-name="T404"> </text:span><text:span text:style-name="T405">Conference</text:span><text:span text:style-name="T406"> </text:span><text:span text:style-name="T407">on</text:span><text:span text:style-name="T408"> </text:span><text:span text:style-name="T409">Weblogs</text:span><text:span text:style-name="T410"> </text:span><text:span text:style-name="T411">and</text:span><text:span text:style-name="T412"> </text:span><text:span text:style-name="T413">Social</text:span><text:span text:style-name="T414"> </text:span><text:span text:style-name="T415">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416">What</text:span><text:span text:style-name="T417"> </text:span><text:span text:style-name="T418">science</text:span><text:span text:style-name="T419"> </text:span><text:span text:style-name="T420">offers</text:span><text:span text:style-name="T421"> </text:span><text:span text:style-name="T422">the</text:span><text:span text:style-name="T423"> </text:span><text:span text:style-name="T424">humanities:</text:span><text:span text:style-name="T425"> </text:span><text:span text:style-name="T426">integrating</text:span><text:span text:style-name="T427"> </text:span><text:span text:style-name="T428">body</text:span><text:span text:style-name="T429"> </text:span><text:span text:style-name="T430">and</text:span><text:span text:style-name="T431"> </text:span><text:span text:style-name="T432">culture</text:span>. Cambridge; New York: Cambridge University Press.</text:p>
      <text:p text:style-name="Text_20_body">Sperber, Dan. 1996. <text:span text:style-name="T433">Explaining</text:span><text:span text:style-name="T434"> </text:span><text:span text:style-name="T435">culture:</text:span><text:span text:style-name="T436"> </text:span><text:span text:style-name="T437">a</text:span><text:span text:style-name="T438"> </text:span><text:span text:style-name="T439">naturalistic</text:span><text:span text:style-name="T440"> </text:span><text:span text:style-name="T441">approach</text:span>. Oxford, UK; Cambridge, Mass.: Blackwell.</text:p>
      <text:p text:style-name="Text_20_body">West-Eberhard, Mary Jane. 2003. <text:span text:style-name="T442">Developmental</text:span><text:span text:style-name="T443"> </text:span><text:span text:style-name="T444">plasticity</text:span><text:span text:style-name="T445"> </text:span><text:span text:style-name="T446">and</text:span><text:span text:style-name="T447"> </text:span><text:span text:style-name="T448">evolution</text:span>. Oxford; New York: Oxford University Press.</text:p>
      <text:p text:style-name="Text_20_body">Wittgenstein, Ludwig et Gertrude Elizabeth Margaret Anscombe. 1958. <text:span text:style-name="T449">Philosophical</text:span><text:span text:style-name="T450"> </text:span><text:span text:style-name="T451">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